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</office:font-face-decls>
  <office:automatic-styles>
    <style:style style:name="P1" style:family="paragraph" style:parent-style-name="Normal">
      <style:text-properties style:font-name="Century Gothic" fo:font-size="12pt" style:font-size-asian="12pt" style:font-size-complex="12pt"/>
    </style:style>
    <style:style style:name="P2" style:family="paragraph" style:parent-style-name="Normal">
      <style:paragraph-properties fo:margin-top="0in" fo:margin-bottom="0in" style:contextual-spacing="false" fo:line-height="100%"/>
      <style:text-properties style:font-name="Century Gothic" fo:font-size="12pt" style:font-name-asian="Times New Roman" style:font-size-asian="12pt" style:language-asian="pl" style:country-asian="PL" style:font-name-complex="Times New Roman" style:font-size-complex="12pt"/>
    </style:style>
    <style:style style:name="P3" style:family="paragraph" style:parent-style-name="Normal" style:master-page-name="MP0">
      <style:paragraph-properties style:page-number="auto" fo:break-before="page"/>
    </style:style>
    <style:style style:name="P4" style:family="paragraph" style:parent-style-name="Normal">
      <style:text-properties style:font-name="Century Gothic" fo:font-size="12pt" fo:language="en" fo:country="US" style:font-size-asian="12pt" style:font-size-complex="12pt"/>
    </style:style>
    <style:style style:name="P5" style:family="paragraph" style:parent-style-name="Normal">
      <style:text-properties style:font-name="Century Gothic" fo:font-size="12pt" fo:language="en" fo:country="US" officeooo:rsid="0014c566" officeooo:paragraph-rsid="0056a01e" style:font-size-asian="12pt" style:font-size-complex="12pt"/>
    </style:style>
    <style:style style:name="P6" style:family="paragraph" style:parent-style-name="Normal">
      <style:text-properties officeooo:rsid="0011dcfa" officeooo:paragraph-rsid="0011dcfa"/>
    </style:style>
    <style:style style:name="P7" style:family="paragraph" style:parent-style-name="Normal">
      <style:text-properties officeooo:paragraph-rsid="00137cb4"/>
    </style:style>
    <style:style style:name="P8" style:family="paragraph" style:parent-style-name="Normal">
      <style:text-properties officeooo:paragraph-rsid="00256c04"/>
    </style:style>
    <style:style style:name="P9" style:family="paragraph" style:parent-style-name="Normal">
      <style:text-properties officeooo:paragraph-rsid="0046ff00"/>
    </style:style>
    <style:style style:name="P10" style:family="paragraph" style:parent-style-name="Normal">
      <style:paragraph-properties fo:margin-top="0in" fo:margin-bottom="0in" style:contextual-spacing="false" fo:line-height="100%"/>
      <style:text-properties style:font-name="Century Gothic" fo:font-size="12pt" fo:language="en" fo:country="US" style:font-size-asian="12pt" style:font-size-complex="12pt"/>
    </style:style>
    <style:style style:name="T1" style:family="text">
      <style:text-properties style:font-name="Century Gothic" fo:font-size="12pt" fo:font-style="normal" style:font-size-asian="12pt" style:font-style-asian="normal" style:font-size-complex="12pt"/>
    </style:style>
    <style:style style:name="T2" style:family="text">
      <style:text-properties style:font-name="Century Gothic" fo:font-size="12pt" fo:font-style="normal" officeooo:rsid="001148b7" style:font-size-asian="12pt" style:font-style-asian="normal" style:font-size-complex="12pt"/>
    </style:style>
    <style:style style:name="T3" style:family="text">
      <style:text-properties style:font-name="Century Gothic" fo:font-size="12pt" fo:font-style="normal" officeooo:rsid="0011847f" style:font-size-asian="12pt" style:font-style-asian="normal" style:font-size-complex="12pt"/>
    </style:style>
    <style:style style:name="T4" style:family="text">
      <style:text-properties style:font-name="Century Gothic" fo:font-size="12pt" fo:font-style="normal" officeooo:rsid="0011dcfa" style:font-size-asian="12pt" style:font-style-asian="normal" style:font-size-complex="12pt"/>
    </style:style>
    <style:style style:name="T5" style:family="text">
      <style:text-properties style:font-name="Century Gothic" fo:font-size="12pt" fo:font-style="normal" officeooo:rsid="00137cb4" style:font-size-asian="12pt" style:font-style-asian="normal" style:font-size-complex="12pt"/>
    </style:style>
    <style:style style:name="T6" style:family="text">
      <style:text-properties style:font-name="Century Gothic" fo:font-size="12pt" fo:font-style="normal" officeooo:rsid="0014c566" style:font-size-asian="12pt" style:font-style-asian="normal" style:font-size-complex="12pt"/>
    </style:style>
    <style:style style:name="T7" style:family="text">
      <style:text-properties style:font-name="Century Gothic" fo:font-size="12pt" fo:language="en" fo:country="none" style:font-name-asian="Times New Roman" style:font-size-asian="12pt" style:language-asian="pl" style:country-asian="PL" style:font-name-complex="Times New Roman" style:font-size-complex="12pt"/>
    </style:style>
    <style:style style:name="T8" style:family="text">
      <style:text-properties style:font-name="Century Gothic" fo:font-size="12pt" fo:language="en" fo:country="US" style:font-size-asian="12pt" style:font-size-complex="12pt"/>
    </style:style>
    <style:style style:name="T9" style:family="text">
      <style:text-properties style:font-name="Century Gothic" fo:font-size="12pt" fo:language="en" fo:country="US" officeooo:rsid="0016b9ca" style:font-size-asian="12pt" style:font-size-complex="12pt"/>
    </style:style>
    <style:style style:name="T10" style:family="text">
      <style:text-properties style:font-name="Century Gothic" fo:font-size="12pt" fo:language="en" fo:country="US" officeooo:rsid="00415e9b" style:font-size-asian="12pt" style:font-size-complex="12pt"/>
    </style:style>
    <style:style style:name="T11" style:family="text">
      <style:text-properties style:font-name="Century Gothic" fo:font-size="12pt" fo:language="en" fo:country="US" officeooo:rsid="004652af" style:font-size-asian="12pt" style:font-size-complex="12pt"/>
    </style:style>
    <style:style style:name="T12" style:family="text">
      <style:text-properties style:font-name="Century Gothic" fo:font-size="12pt" fo:language="en" fo:country="US" officeooo:rsid="004b0f98" style:font-size-asian="12pt" style:font-size-complex="12pt"/>
    </style:style>
    <style:style style:name="T13" style:family="text">
      <style:text-properties style:font-name="Century Gothic" fo:font-size="12pt" fo:language="en" fo:country="US" officeooo:rsid="004c3bd0" style:font-size-asian="12pt" style:font-size-complex="12pt"/>
    </style:style>
    <style:style style:name="T14" style:family="text">
      <style:text-properties style:font-name="Century Gothic" fo:font-size="12pt" fo:language="en" fo:country="US" officeooo:rsid="004e333d" style:font-size-asian="12pt" style:font-size-complex="12pt"/>
    </style:style>
    <style:style style:name="T15" style:family="text">
      <style:text-properties style:font-name="Century Gothic" fo:font-size="12pt" fo:language="en" fo:country="US" officeooo:rsid="004fb582" style:font-size-asian="12pt" style:font-size-complex="12pt"/>
    </style:style>
    <style:style style:name="T16" style:family="text">
      <style:text-properties style:font-name="Century Gothic" fo:font-size="12pt" fo:language="en" fo:country="US" officeooo:rsid="00406e67" style:font-size-asian="12pt" style:font-size-complex="12pt"/>
    </style:style>
    <style:style style:name="T17" style:family="text">
      <style:text-properties style:font-name="Century Gothic" fo:font-size="12pt" fo:language="en" fo:country="US" officeooo:rsid="00593079" style:font-size-asian="12pt" style:font-size-complex="12pt"/>
    </style:style>
    <style:style style:name="T18" style:family="text">
      <style:text-properties style:font-name-asian="Times New Roman" style:language-asian="pl" style:country-asian="PL" style:font-name-complex="Times New Roman"/>
    </style:style>
    <style:style style:name="T19" style:family="text">
      <style:text-properties officeooo:rsid="001148b7" style:font-name-asian="Times New Roman" style:language-asian="pl" style:country-asian="PL" style:font-name-complex="Times New Roman"/>
    </style:style>
    <style:style style:name="T20" style:family="text">
      <style:text-properties officeooo:rsid="00137cb4"/>
    </style:style>
    <style:style style:name="T21" style:family="text">
      <style:text-properties officeooo:rsid="001934d9"/>
    </style:style>
    <style:style style:name="T22" style:family="text">
      <style:text-properties officeooo:rsid="001b667d"/>
    </style:style>
    <style:style style:name="T23" style:family="text">
      <style:text-properties officeooo:rsid="002119ed"/>
    </style:style>
    <style:style style:name="T24" style:family="text">
      <style:text-properties officeooo:rsid="002de9e9"/>
    </style:style>
    <style:style style:name="T25" style:family="text">
      <style:text-properties officeooo:rsid="002effb9"/>
    </style:style>
    <style:style style:name="T26" style:family="text">
      <style:text-properties officeooo:rsid="0039206c"/>
    </style:style>
    <style:style style:name="T27" style:family="text">
      <style:text-properties style:text-position="super 58%" style:font-name="Century Gothic" fo:font-size="12pt" fo:language="en" fo:country="US" officeooo:rsid="004c3bd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Emphasis"><text:span text:style-name="T1">Temat: PROGRAMMING (OF) SENSATIONS - </text:span></text:span><text:span text:style-name="Default_20_Paragraph_20_Font"><text:span text:style-name="T7">presentation</text:span></text:span></text:p>
      <text:p text:style-name="Normal"/>
      <text:p text:style-name="P4">Dear Elisabetta,</text:p>
      <text:p text:style-name="P5"><text:span text:style-name="T24">My name is Andzelika Grodecka and</text:span> <text:span text:style-name="T22">currently I am</text:span> hold<text:span text:style-name="T26">ing</text:span> the position of a <text:span text:style-name="T21">research-and-teaching</text:span> assistant at the Faculty of Interior Design <text:span text:style-name="T23">at</text:span> Academy of Fine Arts in Cracow. <text:span text:style-name="T25">My supervisor, professor Joanna Kubicz, informed that it will be possible for me to present my Master's Degree Thesis at your University and that I should contact You to establish the details.</text:span></text:p>
      <text:p text:style-name="P8"><text:span text:style-name="T9">The title of my thesis reads: “PROGRAMMING (OF) SENSATIONS” and it is a work concerning potential and future application of procedurally generated virtual reality. I attach a short description and a couple of images showcasing it in this email.</text:span></text:p>
      <text:p text:style-name="P9"><text:span text:style-name="T11">I would be very grateful</text:span><text:span text:style-name="T16"> if You could send me a reply with potential dates of </text:span><text:span text:style-name="T12">when</text:span><text:span text:style-name="T16"> my presentation </text:span><text:span text:style-name="T12">can </text:span><text:span text:style-name="T17">occur</text:span><text:span text:style-name="T16"> as I will </text:span><text:span text:style-name="T10">need</text:span><text:span text:style-name="T16"> to book flight tickets shortly. </text:span><text:span text:style-name="T13">Personally, I would prefer it to be </text:span><text:span text:style-name="T15">at some time</text:span><text:span text:style-name="T13"> between 23</text:span><text:span text:style-name="T27">rd</text:span><text:span text:style-name="T13"> and 27</text:span><text:span text:style-name="T27">th</text:span><text:span text:style-name="T13"> of November.</text:span></text:p>
      <text:p text:style-name="P10"><text:span text:style-name="T18">Should you </text:span><text:span text:style-name="T19">require</text:span><text:span text:style-name="T18"> any further information, please do not hesitate to contact me. Thank you for your help in this matter.</text:span></text:p>
      <text:p text:style-name="P10"><text:span text:style-name="T18"/></text:p>
      <text:p text:style-name="P2">Yours faithfully,</text:p>
      <text:p text:style-name="P2">Andżelika Grodecka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Normal_20__28_Web_29_" style:display-name="Normal (Web)" style:family="paragraph" style:parent-style-name="Normal">
      <style:paragraph-properties fo:margin-top="0.0693in" fo:margin-bottom="0.0693in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/>
    <dc:description/>
    <dc:subject/>
    <meta:initial-creator>Anielka</meta:initial-creator>
    <meta:creation-date>2015-10-07T17:30:00Z</meta:creation-date>
    <dc:date>2015-10-07T22:39:43.498760350</dc:date>
    <meta:editing-cycles>77</meta:editing-cycles>
    <meta:editing-duration>PT2H40M3S</meta:editing-duration>
    <meta:document-statistic meta:table-count="0" meta:image-count="0" meta:object-count="0" meta:page-count="1" meta:paragraph-count="8" meta:word-count="179" meta:character-count="1073" meta:non-whitespace-character-count="901"/>
    <meta:template xlink:type="simple" xlink:actuate="onRequest" xlink:title="" xlink:href="../../Downloads/mailllllllllllllllllllll.odt/Normal"/>
  </office:meta>
</office:document-meta>
</file>